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style:font-name="DejaVu Sans Mono1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1">5 </text:span><text:span text:style-name="T2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1,3,0)</text:span></text:p>
          </draw:text-box>
        </draw:frame>
        <draw:frame draw:style-name="gr2" draw:text-style-name="P3" draw:layer="layout" svg:width="7.509cm" svg:height="9.191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/></text:p>
            <text:p><text:span text:style-name="T5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8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8">0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40:24.532791813</dc:date>
    <dc:creator>elucterio </dc:creator>
    <meta:editing-duration>PT1H6M31S</meta:editing-duration>
    <meta:editing-cycles>7</meta:editing-cycles>
    <meta:generator>LibreOffice/4.2.8.2$Linux_X86_64 LibreOffice_project/420m0$Build-2</meta:generator>
    <meta:document-statistic meta:object-count="13"/>
  </office:meta>
</office:document-meta>
</file>